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10000007D3CBEF5D1623104A5.png" manifest:media-type="image/png"/>
  <manifest:file-entry manifest:full-path="Pictures/10000001000002800000015C7CE504A30BD93920.png" manifest:media-type="image/png"/>
  <manifest:file-entry manifest:full-path="Pictures/1000000100000281000000EAD81AADBD25488B5C.png" manifest:media-type="image/png"/>
  <manifest:file-entry manifest:full-path="Pictures/100000010000028E00000156B55B25BB456AE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02e" officeooo:paragraph-rsid="000de02e"/>
    </style:style>
    <style:style style:name="P2" style:family="paragraph" style:parent-style-name="Standard">
      <style:text-properties officeooo:rsid="00102890" officeooo:paragraph-rsid="00102890"/>
    </style:style>
    <style:style style:name="P3" style:family="paragraph" style:parent-style-name="Standard">
      <style:text-properties officeooo:rsid="00102890" officeooo:paragraph-rsid="00102890"/>
    </style:style>
    <style:style style:name="P4" style:family="paragraph" style:parent-style-name="Standard">
      <style:text-properties officeooo:rsid="00116ae1" officeooo:paragraph-rsid="00116ae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w Verification:</text:p>
      <text:p text:style-name="P1"><draw:frame draw:style-name="fr1" draw:name="Image1" text:anchor-type="char" svg:width="6.8126in" svg:height="3.5626in" draw:z-index="0"><draw:image xlink:href="Pictures/100000010000028E00000156B55B25BB456AEC9D.png" xlink:type="simple" xlink:show="embed" xlink:actuate="onLoad" draw:mime-type="image/png"/></draw:frame>Column Verification</text:p>
      <text:p text:style-name="P1"/>
      <text:p text:style-name="P2"><draw:frame draw:style-name="fr1" draw:name="Image2" text:anchor-type="char" svg:width="6.6665in" svg:height="3.6252in" draw:z-index="1"><draw:image xlink:href="Pictures/10000001000002800000015C7CE504A30BD93920.png" xlink:type="simple" xlink:show="embed" xlink:actuate="onLoad" draw:mime-type="image/png"/></draw:frame>Diag Verification</text:p>
      <text:p text:style-name="P2"/>
      <text:p text:style-name="P2"/>
      <text:p text:style-name="P4"/>
      <text:p text:style-name="P4"><draw:frame draw:style-name="fr2" draw:name="Image3" text:anchor-type="char" svg:width="6.6772in" svg:height="2.4374in" draw:z-index="2"><draw:image xlink:href="Pictures/1000000100000281000000EAD81AADBD25488B5C.png" xlink:type="simple" xlink:show="embed" xlink:actuate="onLoad" draw:mime-type="image/png"/></draw:frame><text:soft-page-break/>no winner</text:p>
      <text:p text:style-name="P4"><draw:frame draw:style-name="fr1" draw:name="Image4" text:anchor-type="char" svg:width="6.6772in" svg:height="1.302in" draw:z-index="3"><draw:image xlink:href="Pictures/10000001000002810000007D3CBEF5D1623104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09:51:05.130195300</meta:creation-date>
    <meta:editing-duration>PT19S</meta:editing-duration>
    <meta:editing-cycles>3</meta:editing-cycles>
    <meta:generator>LibreOffice/7.3.5.2$Linux_X86_64 LibreOffice_project/30$Build-2</meta:generator>
    <dc:date>2022-09-24T10:30:14.011970905</dc:date>
    <meta:document-statistic meta:table-count="0" meta:image-count="4" meta:object-count="0" meta:page-count="2" meta:paragraph-count="4" meta:word-count="8" meta:character-count="62" meta:non-whitespace-character-count="58"/>
  </office:meta>
</office:document-meta>
</file>